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8º SIMULADO OAB 2013.2</text:span><text:bookmark text:name="_GoBack"/><text:span text:style-name="T1"> REALIZADO EM </text:span></text:p>
      <text:p text:style-name="P1"><text:span text:style-name="T1">02 DE AGOSTO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8º</text:span><text:span text:style-name="MT3"> Simulado OAB – agosto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20</meta:editing-cycles>
    <meta:print-date>2013-08-01T19:02:00</meta:print-date>
    <meta:creation-date>2012-05-02T18:59:00</meta:creation-date>
    <dc:date>2013-08-01T19:02:00</dc:date>
    <meta:editing-duration>PT19H23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2" meta:non-whitespace-character-count="588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